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35056" officeooo:paragraph-rsid="0025eb47"/>
    </style:style>
    <style:style style:name="P2" style:family="paragraph" style:parent-style-name="Standard">
      <style:text-properties officeooo:rsid="0031d5cf" officeooo:paragraph-rsid="0031d5cf"/>
    </style:style>
    <style:style style:name="P3" style:family="paragraph" style:parent-style-name="Standard">
      <style:text-properties fo:font-weight="bold" officeooo:rsid="0031d5cf" officeooo:paragraph-rsid="0031d5cf" style:font-weight-asian="bold" style:font-weight-complex="bold"/>
    </style:style>
    <style:style style:name="P4" style:family="paragraph" style:parent-style-name="Standard">
      <style:text-properties officeooo:rsid="001cd09f" officeooo:paragraph-rsid="0035e32c"/>
    </style:style>
    <style:style style:name="T1" style:family="text">
      <style:text-properties officeooo:rsid="001e1af2"/>
    </style:style>
    <style:style style:name="T2" style:family="text">
      <style:text-properties officeooo:rsid="001e5b4a"/>
    </style:style>
    <style:style style:name="T3" style:family="text">
      <style:text-properties officeooo:rsid="002049bd"/>
    </style:style>
    <style:style style:name="T4" style:family="text">
      <style:text-properties officeooo:rsid="00219738"/>
    </style:style>
    <style:style style:name="T5" style:family="text">
      <style:text-properties officeooo:rsid="0022896e"/>
    </style:style>
    <style:style style:name="T6" style:family="text">
      <style:text-properties officeooo:rsid="00235056"/>
    </style:style>
    <style:style style:name="T7" style:family="text">
      <style:text-properties officeooo:rsid="0023ac58"/>
    </style:style>
    <style:style style:name="T8" style:family="text">
      <style:text-properties officeooo:rsid="00255b9f"/>
    </style:style>
    <style:style style:name="T9" style:family="text">
      <style:text-properties officeooo:rsid="0025eb47"/>
    </style:style>
    <style:style style:name="T10" style:family="text">
      <style:text-properties officeooo:rsid="0027ada6"/>
    </style:style>
    <style:style style:name="T11" style:family="text">
      <style:text-properties officeooo:rsid="0029abc4"/>
    </style:style>
    <style:style style:name="T12" style:family="text">
      <style:text-properties officeooo:rsid="002a6210"/>
    </style:style>
    <style:style style:name="T13" style:family="text">
      <style:text-properties style:text-position="super 58%" officeooo:rsid="0027ada6"/>
    </style:style>
    <style:style style:name="T14" style:family="text">
      <style:text-properties style:text-position="super 58%" officeooo:rsid="0025eb47"/>
    </style:style>
    <style:style style:name="T15" style:family="text">
      <style:text-properties officeooo:rsid="002c7e3a"/>
    </style:style>
    <style:style style:name="T16" style:family="text">
      <style:text-properties officeooo:rsid="002e6610"/>
    </style:style>
    <style:style style:name="T17" style:family="text">
      <style:text-properties officeooo:rsid="0035e3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urante, Martín; Jaurena, Martín</text:p>
      <text:p text:style-name="P2"/>
      <text:p text:style-name="P2">Instituto Nacional de Tecnología Agropecuaria (INTA) Estación Experimental Agropecuaria Concepción Del Uruguay, Argentina; Instituto Nacional de Investigación Agropecuaria (INIA), Estación Experimental Tacuarembó, Uruguay</text:p>
      <text:p text:style-name="P2"/>
      <text:p text:style-name="P2">Durante, Martín</text:p>
      <text:p text:style-name="Standard"/>
      <text:p text:style-name="P3">Estimación de la biomasa aérea en pastizales mediante fotos oblicuas</text:p>
      <text:p text:style-name="Standard"/>
      <text:p text:style-name="P4">La biomasa aérea es una variable estructural que define varios procesos ecosistémicos. <text:span text:style-name="T11">S</text:span>e mide mediante cosechas; método destructivo <text:span text:style-name="T10">que</text:span> lleva tiempo. Por eso, suelen utilizarse <text:span text:style-name="T17">distintos</text:span> métodos de doble muestreo (variables de fácil medición asocia<text:span text:style-name="T12">das</text:span> a la biomasa): visual, altura, plato. <text:span text:style-name="T1">Particularmente, en pastizales </text:span><text:span text:style-name="T11">diversos, </text:span><text:span text:style-name="T2">como los Pastizales del Río de la Plata </text:span><text:span text:style-name="T4">la alta heterogeneidad a escala fina, con </text:span><text:span text:style-name="T2">varios estratos </text:span><text:span text:style-name="T11">e</text:span><text:span text:style-name="T2"> inflorescencias dificultan </text:span><text:span text:style-name="T12">dichos</text:span><text:span text:style-name="T2"> métodos. </text:span><text:span text:style-name="T3">El objetivo fue desarrollar un método de doble muestreo expeditivo </text:span><text:span text:style-name="T9">basado </text:span><text:span text:style-name="T4">en fotografías oblicuas tomadas </text:span><text:span text:style-name="T6">a un metro de distancia de</text:span><text:span text:style-name="T4"> un panel blanco </text:span><text:span text:style-name="T6">(1m de ancho x 0,8m de alto)</text:span><text:span text:style-name="T4"> </text:span><text:span text:style-name="T6">utilizado como </text:span><text:span text:style-name="T4">fondo. </text:span><text:span text:style-name="T11">S</text:span><text:span text:style-name="T5">e desarrolló una </text:span><text:span text:style-name="T7">aplicación para facilitar el registro y una</text:span><text:span text:style-name="T5"> rutina automática para </text:span><text:span text:style-name="T7">procesar la</text:span><text:span text:style-name="T11">s</text:span><text:span text:style-name="T7"> foto</text:span><text:span text:style-name="T11">s</text:span><text:span text:style-name="T7">: </text:span><text:span text:style-name="T5">recortar el panel, corregir la perspectiva y clasificar el área ocupada por vegetación. </text:span><text:span text:style-name="T7">Dicha área </text:span><text:span text:style-name="T5">se correlacionó con la biomasa aérea </text:span><text:span text:style-name="T7">para evaluar la metodología. </text:span><text:span text:style-name="T8">Para evaluar el muestr</text:span><text:span text:style-name="T12">e</text:span><text:span text:style-name="T8">o óptimo</text:span><text:span text:style-name="T6">, se compararon fotos tomadas desde dos alturas (0,6 y 1,3m) y </text:span><text:span text:style-name="T7">cuatro</text:span><text:span text:style-name="T6"> anchos de franja de corte por delante del panel (8, 16, 24 y 32cm) </text:span><text:span text:style-name="T9">en cinco sitios de pastizal en INTA Concepción del Uruguay (N=12/sitio). El mejor ajuste se obtuvo a 0,6m y franjas de corte de 24cm. Se observó un ajuste lineal con la biomasa similar entre sitios (R</text:span><text:span text:style-name="T14">2</text:span><text:span text:style-name="T9">mínimo=0,73, R</text:span><text:span text:style-name="T14">2</text:span><text:span text:style-name="T9">promedio=0.83). Además, se comparó con los otros métodos de doble muestreo; </text:span><text:span text:style-name="T10">dos experiencias en Tacuarembó (N=30c/u) arrojaron un R</text:span><text:span text:style-name="T13">2</text:span><text:span text:style-name="T10"> 5-15% </text:span><text:span text:style-name="T11">y </text:span><text:span text:style-name="T15">5</text:span><text:span text:style-name="T11">-</text:span><text:span text:style-name="T15">14</text:span><text:span text:style-name="T11">%</text:span><text:span text:style-name="T10"> mayor </text:span><text:span text:style-name="T11">que observación visual y altura </text:span><text:span text:style-name="T12">respectivamente</text:span><text:span text:style-name="T11">. </text:span><text:span text:style-name="T12">El método propuesto resulto simple, preciso </text:span><text:span text:style-name="T16">y trazable</text:span><text:span text:style-name="T12">.</text:span></text:p>
      <text:p text:style-name="P1"/>
      <text:p text:style-name="P2">biomasa aérea, pastizales, fotografía digita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3T15:05:59.940520618</meta:creation-date>
    <dc:date>2023-08-11T16:43:14.754903711</dc:date>
    <meta:editing-duration>PT1H40M10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1" meta:paragraph-count="6" meta:word-count="290" meta:character-count="1967" meta:non-whitespace-character-count="1683"/>
  </office:meta>
</office:document-meta>
</file>